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1pt" fo:font-weight="normal" officeooo:rsid="002921ee" officeooo:paragraph-rsid="00292e24" style:font-size-asian="11pt" style:font-weight-asian="normal" style:font-size-complex="11pt" style:font-weight-complex="normal"/>
    </style:style>
    <style:style style:name="P2" style:family="paragraph" style:parent-style-name="Standard">
      <style:text-properties fo:color="#000000" fo:font-size="11pt" fo:font-weight="normal" officeooo:rsid="002921ee" officeooo:paragraph-rsid="002921ee" style:font-size-asian="11pt" style:font-weight-asian="normal" style:font-size-complex="11pt" style:font-weight-complex="normal"/>
    </style:style>
    <style:style style:name="P3" style:family="paragraph" style:parent-style-name="Standard">
      <style:text-properties fo:color="#000000" fo:font-size="11pt" fo:font-weight="normal" officeooo:rsid="0028647a" officeooo:paragraph-rsid="002921ee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000000" fo:font-size="11pt" fo:font-weight="bold" officeooo:rsid="0023d082" officeooo:paragraph-rsid="0023d082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fo:font-size="20pt" fo:font-weight="bold" officeooo:rsid="002921ee" officeooo:paragraph-rsid="002921ee" style:font-size-asian="20pt" style:font-weight-asian="bold" style:font-size-complex="20pt" style:font-weight-complex="bold"/>
    </style:style>
    <style:style style:name="P6" style:family="paragraph" style:parent-style-name="Standard">
      <style:text-properties fo:color="#000000" fo:font-size="14pt" fo:font-weight="bold" officeooo:rsid="002921ee" officeooo:paragraph-rsid="002921ee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a4d6b" officeooo:paragraph-rsid="001a4d6b"/>
    </style:style>
    <style:style style:name="P8" style:family="paragraph" style:parent-style-name="Standard">
      <style:text-properties officeooo:rsid="001a4d6b" officeooo:paragraph-rsid="0023d082"/>
    </style:style>
    <style:style style:name="P9" style:family="paragraph" style:parent-style-name="Standard">
      <style:text-properties fo:color="#111111" fo:font-size="11pt" fo:font-weight="bold" officeooo:rsid="0023d082" officeooo:paragraph-rsid="0023d082" style:font-size-asian="11pt" style:font-weight-asian="bold" style:font-size-complex="11pt" style:font-weight-complex="bold"/>
    </style:style>
    <style:style style:name="P10" style:family="paragraph" style:parent-style-name="Standard">
      <style:text-properties fo:color="#111111" fo:font-size="11pt" fo:font-weight="bold" officeooo:rsid="001dab1b" officeooo:paragraph-rsid="0023d082" style:font-size-asian="11pt" style:font-weight-asian="bold" style:font-size-complex="11pt" style:font-weight-complex="bold"/>
    </style:style>
    <style:style style:name="P11" style:family="paragraph" style:parent-style-name="Standard">
      <style:text-properties fo:color="#1c3687" fo:font-size="11pt" fo:font-weight="bold" officeooo:rsid="001dab1b" officeooo:paragraph-rsid="001dab1b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1c3687" fo:font-size="11pt" fo:font-weight="bold" officeooo:rsid="001e0e5b" officeooo:paragraph-rsid="001e0e5b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1c3687" fo:font-size="11pt" fo:font-weight="bold" officeooo:rsid="001e0e5b" officeooo:paragraph-rsid="0023d082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1c3687" fo:font-size="11pt" fo:font-weight="bold" officeooo:rsid="0028647a" officeooo:paragraph-rsid="0028647a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1c3687" fo:font-size="11pt" fo:font-weight="bold" officeooo:rsid="002921ee" officeooo:paragraph-rsid="002921ee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1c3687" fo:font-size="20pt" fo:font-weight="bold" officeooo:rsid="001e0e5b" officeooo:paragraph-rsid="0018aed8" style:font-size-asian="17.5pt" style:font-weight-asian="bold" style:font-size-complex="20pt" style:font-weight-complex="bold"/>
    </style:style>
    <style:style style:name="P17" style:family="paragraph" style:parent-style-name="Standard">
      <style:text-properties fo:color="#999999" fo:font-size="11pt" fo:font-weight="bold" officeooo:rsid="001dab1b" officeooo:paragraph-rsid="001dab1b" style:font-size-asian="11pt" style:font-weight-asian="bold" style:font-size-complex="11pt" style:font-weight-complex="bold"/>
    </style:style>
    <style:style style:name="P18" style:family="paragraph" style:parent-style-name="Standard">
      <style:text-properties fo:color="#999999" fo:font-size="11pt" fo:font-weight="bold" officeooo:rsid="001dab1b" officeooo:paragraph-rsid="0023d082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999999" fo:font-size="11pt" fo:font-weight="bold" officeooo:rsid="0023d082" officeooo:paragraph-rsid="0023d082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officeooo:rsid="0018aed8" officeooo:paragraph-rsid="0018aed8" style:font-size-asian="11pt" style:font-size-complex="11pt"/>
    </style:style>
    <style:style style:name="P21" style:family="paragraph" style:parent-style-name="Standard">
      <style:text-properties officeooo:rsid="001bef81" officeooo:paragraph-rsid="0023d082"/>
    </style:style>
    <style:style style:name="P22" style:family="paragraph" style:parent-style-name="Standard">
      <style:text-properties officeooo:rsid="0018aed8" officeooo:paragraph-rsid="0018aed8"/>
    </style:style>
    <style:style style:name="P23" style:family="paragraph" style:parent-style-name="Standard">
      <style:text-properties officeooo:rsid="0018aed8" officeooo:paragraph-rsid="001027d7"/>
    </style:style>
    <style:style style:name="P24" style:family="paragraph" style:parent-style-name="Standard">
      <style:text-properties fo:color="#000000" fo:font-size="11pt" fo:font-weight="normal" officeooo:rsid="002921ee" officeooo:paragraph-rsid="00139d2f" style:font-size-asian="11pt" style:font-weight-asian="normal" style:font-size-complex="11pt" style:font-weight-complex="normal"/>
    </style:style>
    <style:style style:name="P25" style:family="paragraph" style:parent-style-name="Standard">
      <style:text-properties fo:color="#000000" fo:font-size="11pt" fo:font-weight="bold" officeooo:rsid="001a4d6b" officeooo:paragraph-rsid="001027d7" style:font-size-asian="11pt" style:font-weight-asian="bold" style:font-size-complex="11pt" style:font-weight-complex="bold"/>
    </style:style>
    <style:style style:name="P26" style:family="paragraph" style:parent-style-name="Standard">
      <style:text-properties fo:color="#000000" fo:font-size="11pt" fo:font-weight="bold" officeooo:rsid="0023d082" officeooo:paragraph-rsid="001094b8" style:font-size-asian="11pt" style:font-weight-asian="bold" style:font-size-complex="11pt" style:font-weight-complex="bold"/>
    </style:style>
    <style:style style:name="P27" style:family="paragraph" style:parent-style-name="Standard">
      <style:text-properties fo:color="#000000" fo:font-size="11pt" fo:font-weight="bold" officeooo:rsid="0023d082" officeooo:paragraph-rsid="00266b9c" style:font-size-asian="11pt" style:font-weight-asian="bold" style:font-size-complex="11pt" style:font-weight-complex="bold"/>
    </style:style>
    <style:style style:name="P28" style:family="paragraph" style:parent-style-name="Standard">
      <style:text-properties fo:color="#000000" fo:font-size="14pt" fo:font-weight="normal" officeooo:rsid="002921ee" officeooo:paragraph-rsid="002921ee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fo:font-size="10pt" fo:font-weight="normal" officeooo:rsid="0028647a" officeooo:paragraph-rsid="00139d2f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fo:font-size="20pt" fo:font-weight="bold" officeooo:rsid="002921ee" officeooo:paragraph-rsid="002921ee" style:font-size-asian="20pt" style:font-weight-asian="bold" style:font-size-complex="20pt" style:font-weight-complex="bold"/>
    </style:style>
    <style:style style:name="P31" style:family="paragraph" style:parent-style-name="Standard">
      <style:text-properties fo:color="#1c3687" fo:font-size="11pt" fo:font-weight="bold" officeooo:rsid="0028647a" officeooo:paragraph-rsid="0028647a" style:font-size-asian="11pt" style:font-weight-asian="bold" style:font-size-complex="11pt" style:font-weight-complex="bold"/>
    </style:style>
    <style:style style:name="P32" style:family="paragraph" style:parent-style-name="Standard">
      <style:text-properties fo:color="#1c3687" fo:font-size="11pt" fo:font-weight="bold" officeooo:rsid="0028647a" officeooo:paragraph-rsid="00128c7f" style:font-size-asian="11pt" style:font-weight-asian="bold" style:font-size-complex="11pt" style:font-weight-complex="bold"/>
    </style:style>
    <style:style style:name="P33" style:family="paragraph" style:parent-style-name="Standard">
      <style:text-properties fo:color="#1c3687" fo:font-size="11pt" fo:font-weight="bold" officeooo:rsid="001e0e5b" officeooo:paragraph-rsid="0023d082" style:font-size-asian="11pt" style:font-weight-asian="bold" style:font-size-complex="11pt" style:font-weight-complex="bold"/>
    </style:style>
    <style:style style:name="P34" style:family="paragraph" style:parent-style-name="Standard">
      <style:text-properties fo:color="#1c3687" fo:font-size="11pt" fo:font-weight="bold" officeooo:rsid="001e0e5b" officeooo:paragraph-rsid="001094b8" style:font-size-asian="11pt" style:font-weight-asian="bold" style:font-size-complex="11pt" style:font-weight-complex="bold"/>
    </style:style>
    <style:style style:name="P35" style:family="paragraph" style:parent-style-name="Standard">
      <style:text-properties fo:color="#1c3687" fo:font-size="11pt" fo:font-weight="bold" officeooo:rsid="001e0e5b" officeooo:paragraph-rsid="00266b9c" style:font-size-asian="11pt" style:font-weight-asian="bold" style:font-size-complex="11pt" style:font-weight-complex="bold"/>
    </style:style>
    <style:style style:name="P36" style:family="paragraph" style:parent-style-name="Standard">
      <style:text-properties fo:color="#1c3687" fo:font-size="11pt" fo:font-weight="bold" officeooo:rsid="001dab1b" officeooo:paragraph-rsid="001094b8" style:font-size-asian="11pt" style:font-weight-asian="bold" style:font-size-complex="11pt" style:font-weight-complex="bold"/>
    </style:style>
    <style:style style:name="P37" style:family="paragraph" style:parent-style-name="Standard">
      <style:text-properties fo:color="#1c3687" fo:font-size="20pt" fo:font-weight="bold" officeooo:rsid="001e0e5b" officeooo:paragraph-rsid="0018aed8" style:font-size-asian="17.5pt" style:font-weight-asian="bold" style:font-size-complex="20pt" style:font-weight-complex="bold"/>
    </style:style>
    <style:style style:name="P38" style:family="paragraph" style:parent-style-name="Standard">
      <style:text-properties fo:color="#111111" fo:font-size="11pt" fo:font-weight="bold" officeooo:rsid="0023d082" officeooo:paragraph-rsid="00266b9c" style:font-size-asian="11pt" style:font-weight-asian="bold" style:font-size-complex="11pt" style:font-weight-complex="bold"/>
    </style:style>
    <style:style style:name="P39" style:family="paragraph" style:parent-style-name="Standard">
      <style:text-properties fo:color="#111111" fo:font-size="11pt" fo:font-weight="bold" officeooo:rsid="0023d082" officeooo:paragraph-rsid="001094b8" style:font-size-asian="11pt" style:font-weight-asian="bold" style:font-size-complex="11pt" style:font-weight-complex="bold"/>
    </style:style>
    <style:style style:name="P40" style:family="paragraph" style:parent-style-name="Standard">
      <style:text-properties fo:color="#111111" fo:font-size="11pt" fo:font-weight="bold" officeooo:rsid="001e0e5b" officeooo:paragraph-rsid="001094b8" style:font-size-asian="11pt" style:font-weight-asian="bold" style:font-size-complex="11pt" style:font-weight-complex="bold"/>
    </style:style>
    <style:style style:name="P41" style:family="paragraph" style:parent-style-name="Standard">
      <style:text-properties fo:color="#111111" fo:font-size="11pt" fo:font-weight="bold" officeooo:rsid="001e0e5b" officeooo:paragraph-rsid="00128c7f" style:font-size-asian="11pt" style:font-weight-asian="bold" style:font-size-complex="11pt" style:font-weight-complex="bold"/>
    </style:style>
    <style:style style:name="P42" style:family="paragraph" style:parent-style-name="Standard">
      <style:text-properties fo:color="#111111" fo:font-size="11pt" fo:font-weight="bold" officeooo:rsid="001dab1b" officeooo:paragraph-rsid="001094b8" style:font-size-asian="11pt" style:font-weight-asian="bold" style:font-size-complex="11pt" style:font-weight-complex="bold"/>
    </style:style>
    <style:style style:name="P43" style:family="paragraph" style:parent-style-name="Standard">
      <style:text-properties fo:font-size="11pt" officeooo:rsid="001e0e5b" officeooo:paragraph-rsid="001094b8" style:font-size-asian="11pt" style:font-size-complex="11pt"/>
    </style:style>
    <style:style style:name="P44" style:family="paragraph" style:parent-style-name="Standard">
      <style:text-properties fo:font-size="11pt" officeooo:rsid="0018aed8" officeooo:paragraph-rsid="001094b8" style:font-size-asian="11pt" style:font-size-complex="11pt"/>
    </style:style>
    <style:style style:name="P45" style:family="paragraph" style:parent-style-name="Standard">
      <style:text-properties fo:color="#999999" fo:font-size="11pt" fo:font-weight="bold" officeooo:rsid="001dab1b" officeooo:paragraph-rsid="001094b8" style:font-size-asian="11pt" style:font-weight-asian="bold" style:font-size-complex="11pt" style:font-weight-complex="bold"/>
    </style:style>
    <style:style style:name="P46" style:family="paragraph" style:parent-style-name="Standard">
      <style:text-properties fo:color="#999999" fo:font-size="11pt" fo:font-weight="bold" officeooo:rsid="0023d082" officeooo:paragraph-rsid="001094b8" style:font-size-asian="11pt" style:font-weight-asian="bold" style:font-size-complex="11pt" style:font-weight-complex="bold"/>
    </style:style>
    <style:style style:name="P47" style:family="paragraph" style:parent-style-name="Standard">
      <style:text-properties fo:font-size="9pt" officeooo:rsid="0018aed8" officeooo:paragraph-rsid="0018aed8" style:font-size-asian="9pt" style:font-size-complex="9pt"/>
    </style:style>
    <style:style style:name="T1" style:family="text">
      <style:text-properties officeooo:rsid="00292e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92e24" style:font-weight-asian="bold" style:font-weight-complex="bold"/>
    </style:style>
    <style:style style:name="T4" style:family="text">
      <style:text-properties fo:font-weight="bold" officeooo:rsid="00128c7f" style:font-weight-asian="bold" style:font-weight-complex="bold"/>
    </style:style>
    <style:style style:name="T5" style:family="text">
      <style:text-properties fo:font-weight="bold" officeooo:rsid="00139d2f" style:font-weight-asian="bold" style:font-weight-complex="bold"/>
    </style:style>
    <style:style style:name="T6" style:family="text">
      <style:text-properties fo:font-size="19pt" fo:font-weight="normal" style:font-size-asian="19pt" style:font-weight-asian="normal" style:font-size-complex="19pt" style:font-weight-complex="normal"/>
    </style:style>
    <style:style style:name="T7" style:family="text">
      <style:text-properties fo:font-size="19pt" fo:font-weight="normal" officeooo:rsid="001bef81" style:font-size-asian="19pt" style:font-weight-asian="normal" style:font-size-complex="19pt" style:font-weight-complex="normal"/>
    </style:style>
    <style:style style:name="T8" style:family="text">
      <style:text-properties fo:font-size="19pt" fo:font-weight="normal" officeooo:rsid="0023d082" style:font-size-asian="19pt" style:font-weight-asian="normal" style:font-size-complex="19pt" style:font-weight-complex="normal"/>
    </style:style>
    <style:style style:name="T9" style:family="text">
      <style:text-properties fo:font-size="19pt" fo:font-weight="normal" officeooo:rsid="001027d7" style:font-size-asian="19pt" style:font-weight-asian="normal" style:font-size-complex="19pt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font-size="15pt" fo:font-weight="normal" officeooo:rsid="001027d7" style:font-size-asian="15pt" style:font-weight-asian="normal" style:font-size-complex="15pt" style:font-weight-complex="normal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officeooo:rsid="001027d7" style:font-size-asian="15pt" style:font-size-complex="15pt"/>
    </style:style>
    <style:style style:name="T14" style:family="text">
      <style:text-properties fo:color="#1c3687"/>
    </style:style>
    <style:style style:name="T15" style:family="text">
      <style:text-properties fo:color="#1c3687" fo:font-weight="bold" style:font-weight-asian="bold" style:font-weight-complex="bold"/>
    </style:style>
    <style:style style:name="T16" style:family="text">
      <style:text-properties fo:color="#1c3687" fo:font-weight="bold" officeooo:rsid="001fb22a" style:font-weight-asian="bold" style:font-weight-complex="bold"/>
    </style:style>
    <style:style style:name="T17" style:family="text">
      <style:text-properties fo:color="#1c3687" fo:font-weight="bold" officeooo:rsid="001a7d77" style:font-weight-asian="bold" style:font-weight-complex="bold"/>
    </style:style>
    <style:style style:name="T18" style:family="text">
      <style:text-properties fo:color="#1c3687" fo:font-weight="bold" officeooo:rsid="001094b8" style:font-weight-asian="bold" style:font-weight-complex="bold"/>
    </style:style>
    <style:style style:name="T19" style:family="text">
      <style:text-properties fo:color="#1c3687" officeooo:rsid="001a7d77"/>
    </style:style>
    <style:style style:name="T20" style:family="text">
      <style:text-properties fo:color="#1c3687" officeooo:rsid="001094b8"/>
    </style:style>
    <style:style style:name="T21" style:family="text">
      <style:text-properties fo:color="#1c3687" officeooo:rsid="001fb22a"/>
    </style:style>
    <style:style style:name="T22" style:family="text">
      <style:text-properties fo:color="#999999" fo:font-weight="bold" officeooo:rsid="001dab1b" style:font-weight-asian="bold" style:font-weight-complex="bold"/>
    </style:style>
    <style:style style:name="T23" style:family="text">
      <style:text-properties fo:color="#999999" officeooo:rsid="001dab1b"/>
    </style:style>
    <style:style style:name="T24" style:family="text">
      <style:text-properties fo:color="#72bf44"/>
    </style:style>
    <style:style style:name="T25" style:family="text">
      <style:text-properties fo:color="#72bf44" fo:font-weight="bold" style:font-weight-asian="bold" style:font-weight-complex="bold"/>
    </style:style>
    <style:style style:name="T26" style:family="text">
      <style:text-properties fo:color="#72bf44" fo:font-weight="bold" officeooo:rsid="00246c73" style:font-weight-asian="bold" style:font-weight-complex="bold"/>
    </style:style>
    <style:style style:name="T27" style:family="text">
      <style:text-properties fo:color="#72bf44" fo:font-weight="bold" officeooo:rsid="001dab1b" style:font-weight-asian="bold" style:font-weight-complex="bold"/>
    </style:style>
    <style:style style:name="T28" style:family="text">
      <style:text-properties fo:color="#72bf44" officeooo:rsid="00246c73"/>
    </style:style>
    <style:style style:name="T29" style:family="text">
      <style:text-properties fo:color="#72bf44" officeooo:rsid="0028647a"/>
    </style:style>
    <style:style style:name="T30" style:family="text">
      <style:text-properties fo:color="#72bf44" officeooo:rsid="001dab1b"/>
    </style:style>
    <style:style style:name="T31" style:family="text">
      <style:text-properties fo:color="#ed1c24"/>
    </style:style>
    <style:style style:name="T32" style:family="text">
      <style:text-properties fo:color="#ed1c24" fo:font-weight="bold" style:font-weight-asian="bold" style:font-weight-complex="bold"/>
    </style:style>
    <style:style style:name="T33" style:family="text">
      <style:text-properties fo:color="#ed1c24" fo:font-weight="bold" officeooo:rsid="00246c73" fo:background-color="#fff200" loext:char-shading-value="0" style:font-weight-asian="bold" style:font-weight-complex="bold"/>
    </style:style>
    <style:style style:name="T34" style:family="text">
      <style:text-properties fo:color="#ed1c24" fo:font-weight="bold" officeooo:rsid="001094b8" fo:background-color="#fff200" loext:char-shading-value="0" style:font-weight-asian="bold" style:font-weight-complex="bold"/>
    </style:style>
    <style:style style:name="T35" style:family="text">
      <style:text-properties fo:color="#ed1c24" fo:background-color="#fff200" loext:char-shading-value="0"/>
    </style:style>
    <style:style style:name="T36" style:family="text">
      <style:text-properties fo:color="#ed1c24" officeooo:rsid="0028647a" fo:background-color="#fff200" loext:char-shading-value="0"/>
    </style:style>
    <style:style style:name="T37" style:family="text">
      <style:text-properties fo:color="#ed1c24" officeooo:rsid="00246c73" fo:background-color="#fff200" loext:char-shading-value="0"/>
    </style:style>
    <style:style style:name="T38" style:family="text">
      <style:text-properties fo:color="#ed1c24" officeooo:rsid="001094b8" fo:background-color="#fff200" loext:char-shading-value="0"/>
    </style:style>
    <style:style style:name="T39" style:family="text">
      <style:text-properties officeooo:rsid="001fb22a"/>
    </style:style>
    <style:style style:name="T40" style:family="text">
      <style:text-properties officeooo:rsid="001e0e5b"/>
    </style:style>
    <style:style style:name="T41" style:family="text">
      <style:text-properties officeooo:rsid="001e0e5b" fo:background-color="#fff200" loext:char-shading-value="0"/>
    </style:style>
    <style:style style:name="T42" style:family="text">
      <style:text-properties officeooo:rsid="00246c73" fo:background-color="#fff200" loext:char-shading-value="0"/>
    </style:style>
    <style:style style:name="T43" style:family="text">
      <style:text-properties officeooo:rsid="002921ee" fo:background-color="#fff200" loext:char-shading-value="0"/>
    </style:style>
    <style:style style:name="T44" style:family="text">
      <style:text-properties officeooo:rsid="00292e24" fo:background-color="#fff200" loext:char-shading-value="0"/>
    </style:style>
    <style:style style:name="T45" style:family="text">
      <style:text-properties officeooo:rsid="001094b8" fo:background-color="#fff200" loext:char-shading-value="0"/>
    </style:style>
    <style:style style:name="T46" style:family="text">
      <style:text-properties officeooo:rsid="00139d2f" fo:background-color="#fff200" loext:char-shading-value="0"/>
    </style:style>
    <style:style style:name="T47" style:family="text">
      <style:text-properties officeooo:rsid="002921ee"/>
    </style:style>
    <style:style style:name="T48" style:family="text">
      <style:text-properties officeooo:rsid="001a7d77"/>
    </style:style>
    <style:style style:name="T49" style:family="text">
      <style:text-properties officeooo:rsid="00128c7f"/>
    </style:style>
    <style:style style:name="T50" style:family="text">
      <style:text-properties officeooo:rsid="00139d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7">Docker Containers</text:span></text:p>
      <text:p text:style-name="P7"><text:span text:style-name="T11">RAM</text:span><text:span text:style-name="T10">-Benchmark </text:span><text:s/></text:p>
      <text:p text:style-name="P7"/>
      <text:p text:style-name="P9">1 Durchläufe </text:p>
      <text:p text:style-name="P11"/>
      <text:p text:style-name="P17">102400.00 MB transferred (11736.10 MB/sec)</text:p>
      <text:p text:style-name="P11"/>
      <text:p text:style-name="P43"><text:span text:style-name="T15">Ergebnis: </text:span><text:span text:style-name="T27">11736.10</text:span><text:span text:style-name="T22"> </text:span><text:span text:style-name="T17">MB/sec </text:span><text:span text:style-name="T18">im</text:span><text:span text:style-name="T17"> Hauptspeicher abspeichern</text:span></text:p>
      <text:p text:style-name="P12"/>
      <text:p text:style-name="P9">2 Durchläufe</text:p>
      <text:p text:style-name="P9"/>
      <text:p text:style-name="P18">102400.00 MB transferred (12136.00 MB/sec)</text:p>
      <text:p text:style-name="P9"/>
      <text:p text:style-name="P43"><text:span text:style-name="T15">Ergebnis: </text:span><text:span text:style-name="T27">12136.00</text:span><text:span text:style-name="T32"> </text:span><text:span text:style-name="T17">MB/sec </text:span><text:span text:style-name="T18">im</text:span><text:span text:style-name="T17"> Hauptspeicher abspeichern</text:span></text:p>
      <text:p text:style-name="P12"/>
      <text:p text:style-name="P9">3 Durchläufe</text:p>
      <text:p text:style-name="P9"/>
      <text:p text:style-name="P18">102400.00 MB transferred (11346.53 MB/sec)</text:p>
      <text:p text:style-name="P10"/>
      <text:p text:style-name="P43"><text:span text:style-name="T15">Ergebnis: </text:span><text:span text:style-name="T27">11346.53</text:span><text:span text:style-name="T22"> </text:span><text:span text:style-name="T17">MB/sec </text:span><text:span text:style-name="T18">im</text:span><text:span text:style-name="T17"> Hauptspeicher abspeichern</text:span></text:p>
      <text:p text:style-name="P20"/>
      <text:p text:style-name="P9">4 Durchläufe</text:p>
      <text:p text:style-name="P9"/>
      <text:p text:style-name="P18">102400.00 MB transferred (9484.08 MB/sec)</text:p>
      <text:p text:style-name="P9"/>
      <text:p text:style-name="P40"><text:span text:style-name="T14">Ergebnis: </text:span><text:span text:style-name="T30">9484.08</text:span><text:span text:style-name="T14"> </text:span><text:span text:style-name="T19">MB/sec </text:span><text:span text:style-name="T20">im</text:span><text:span text:style-name="T19"> Hauptspeicher abspeichern</text:span></text:p>
      <text:p text:style-name="P9"/>
      <text:p text:style-name="P9">5 Durchläufe</text:p>
      <text:p text:style-name="P19"/>
      <text:p text:style-name="P18">102400.00 MB transferred (10689.73 MB/sec)</text:p>
      <text:p text:style-name="P9"/>
      <text:p text:style-name="P40"><text:span text:style-name="T14">Ergebnis:</text:span><text:span text:style-name="T24"> </text:span><text:span text:style-name="T30">10689.73</text:span><text:span text:style-name="T24"> </text:span><text:span text:style-name="T19">MB/sec </text:span><text:span text:style-name="T20">im</text:span><text:span text:style-name="T19"> Hauptspeicher abspeichern</text:span></text:p>
      <text:p text:style-name="P13"/>
      <text:p text:style-name="P4">Gesamt:</text:p>
      <text:p text:style-name="P4"/>
      <text:p text:style-name="P43"><text:span text:style-name="T16">Durchschnittlich</text:span><text:span text:style-name="T15">: <text:s/></text:span><text:span text:style-name="T27">11736.10</text:span><text:span text:style-name="T22"> </text:span><text:span text:style-name="T25"><text:s/></text:span><text:span text:style-name="T26">+ </text:span><text:span text:style-name="T25"><text:s/></text:span><text:span text:style-name="T27">12136.00</text:span><text:span text:style-name="T25"> </text:span><text:span text:style-name="T26">+ </text:span><text:span text:style-name="T15"><text:s/></text:span><text:span text:style-name="T27">11346.53</text:span><text:span text:style-name="T26"> + </text:span><text:span text:style-name="T27">9484.08</text:span><text:span text:style-name="T26"> + </text:span><text:span text:style-name="T27">10689.73</text:span><text:span text:style-name="T26"> / 5</text:span><text:span text:style-name="T15">= </text:span><text:span text:style-name="T33">11078.4</text:span><text:span text:style-name="T34">9</text:span><text:span text:style-name="T15"> </text:span><text:span text:style-name="T17">MB/sec </text:span><text:span text:style-name="T18">im</text:span><text:span text:style-name="T17"> Hauptspeicher abspeichern</text:span></text:p>
      <text:p text:style-name="P4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<text:span text:style-name="T8">Kata</text:span><text:span text:style-name="T6"> Containers</text:span></text:p>
      <text:p text:style-name="P8"><text:span text:style-name="T11">RAM</text:span><text:span text:style-name="T10">-Benchmark</text:span> </text:p>
      <text:p text:style-name="P8"/>
      <text:p text:style-name="P39">1 Durchläufe </text:p>
      <text:p text:style-name="P36"/>
      <text:p text:style-name="P45">102400.00 MB transferred (11443.85MB/sec)</text:p>
      <text:p text:style-name="P36"/>
      <text:p text:style-name="P43"><text:span text:style-name="T15">Ergebnis: </text:span><text:span text:style-name="T27">11443.85</text:span><text:span text:style-name="T22"> </text:span><text:span text:style-name="T17">MB/sec </text:span><text:span text:style-name="T18">im</text:span><text:span text:style-name="T17"> Hauptspeicher abspeichern</text:span></text:p>
      <text:p text:style-name="P34"/>
      <text:p text:style-name="P39">2 Durchläufe</text:p>
      <text:p text:style-name="P39"/>
      <text:p text:style-name="P45">102400.00 MB transferred (11785.50 MB/sec)</text:p>
      <text:p text:style-name="P39"/>
      <text:p text:style-name="P43"><text:span text:style-name="T15">Ergebnis: </text:span><text:span text:style-name="T27">11785.50</text:span><text:span text:style-name="T32"> </text:span><text:span text:style-name="T17">MB/sec </text:span><text:span text:style-name="T18">im</text:span><text:span text:style-name="T17"> Hauptspeicher abspeichern</text:span></text:p>
      <text:p text:style-name="P34"/>
      <text:p text:style-name="P39">3 Durchläufe</text:p>
      <text:p text:style-name="P39"/>
      <text:p text:style-name="P45">102400.00 MB transferred (11862.59 MB/sec)</text:p>
      <text:p text:style-name="P42"/>
      <text:p text:style-name="P43"><text:span text:style-name="T15">Ergebnis: </text:span><text:span text:style-name="T27">11862.59</text:span><text:span text:style-name="T22"> </text:span><text:span text:style-name="T17">MB/sec </text:span><text:span text:style-name="T18">im</text:span><text:span text:style-name="T17"> Hauptspeicher abspeichern</text:span></text:p>
      <text:p text:style-name="P44"/>
      <text:p text:style-name="P39">4 Durchläufe</text:p>
      <text:p text:style-name="P39"/>
      <text:p text:style-name="P45">102400.00 MB transferred (12046.23 MB/sec)</text:p>
      <text:p text:style-name="P39"/>
      <text:p text:style-name="P40"><text:span text:style-name="T14">Ergebnis: </text:span><text:span text:style-name="T30">12046.23</text:span><text:span text:style-name="T14"> </text:span><text:span text:style-name="T19">MB/sec </text:span><text:span text:style-name="T20">im</text:span><text:span text:style-name="T19"> Hauptspeicher abspeichern</text:span></text:p>
      <text:p text:style-name="P39"/>
      <text:p text:style-name="P39">5 Durchläufe</text:p>
      <text:p text:style-name="P46"/>
      <text:p text:style-name="P45">102400.00 MB transferred (11699.48 MB/sec)</text:p>
      <text:p text:style-name="P39"/>
      <text:p text:style-name="P40"><text:span text:style-name="T14">Ergebnis:</text:span><text:span text:style-name="T24"> </text:span><text:span text:style-name="T30">11699.48</text:span><text:span text:style-name="T24"> </text:span><text:span text:style-name="T19">MB/sec </text:span><text:span text:style-name="T20">im</text:span><text:span text:style-name="T19"> Hauptspeicher abspeichern</text:span></text:p>
      <text:p text:style-name="P34"/>
      <text:p text:style-name="P26">Gesamt:</text:p>
      <text:p text:style-name="P26"/>
      <text:p text:style-name="P34"><text:span text:style-name="T39">Durchschnittlich</text:span>: <text:s/><text:span text:style-name="T30">11443.85</text:span><text:span text:style-name="T23"> </text:span><text:span text:style-name="T24"><text:s/></text:span><text:span text:style-name="T28">+ </text:span><text:span text:style-name="T24"><text:s/>11785.50</text:span><text:span text:style-name="T28">+ </text:span><text:s/><text:span text:style-name="T30">11862.59</text:span><text:span text:style-name="T28"> + </text:span><text:span text:style-name="T30">12046.23</text:span><text:span text:style-name="T28"> + </text:span><text:span text:style-name="T30">11699.48</text:span><text:span text:style-name="T28"> / 5</text:span>= <text:span text:style-name="T38">11767.53</text:span> <text:span text:style-name="T48">MB/sec im Hauptspeicher abspeichern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<text:soft-page-break/><text:span text:style-name="T9">Firecracker</text:span><text:span text:style-name="T7"> Containers</text:span></text:p>
      <text:p text:style-name="P25"><text:span text:style-name="T13">RAM</text:span><text:span text:style-name="T12">-Benchmark </text:span></text:p>
      <text:p text:style-name="P38"/>
      <text:p text:style-name="P39">1 Durchläufe </text:p>
      <text:p text:style-name="P36"/>
      <text:p text:style-name="P45">102400.00 MB transferred (12633.33 MB/sec)</text:p>
      <text:p text:style-name="P36"/>
      <text:p text:style-name="P43"><text:span text:style-name="T15">Ergebnis: </text:span><text:span text:style-name="T27">12633.33</text:span><text:span text:style-name="T22"> </text:span><text:span text:style-name="T17">MB/sec </text:span><text:span text:style-name="T18">im</text:span><text:span text:style-name="T17"> Hauptspeicher abspeichern</text:span></text:p>
      <text:p text:style-name="P34"/>
      <text:p text:style-name="P39">2 Durchläufe</text:p>
      <text:p text:style-name="P39"/>
      <text:p text:style-name="P45">102400.00 MB transferred (12643.05 MB/sec)</text:p>
      <text:p text:style-name="P39"/>
      <text:p text:style-name="P43"><text:span text:style-name="T15">Ergebnis: </text:span><text:span text:style-name="T27">12643.05</text:span><text:span text:style-name="T32"> </text:span><text:span text:style-name="T17">MB/sec </text:span><text:span text:style-name="T18">im</text:span><text:span text:style-name="T17"> Hauptspeicher abspeichern</text:span></text:p>
      <text:p text:style-name="P34"/>
      <text:p text:style-name="P39">3 Durchläufe</text:p>
      <text:p text:style-name="P39"/>
      <text:p text:style-name="P45">102400.00 MB transferred (12845.55 MB/sec)</text:p>
      <text:p text:style-name="P42"/>
      <text:p text:style-name="P43"><text:span text:style-name="T15">Ergebnis: </text:span><text:span text:style-name="T27">12845.55</text:span><text:span text:style-name="T22"> </text:span><text:span text:style-name="T17">MB/sec </text:span><text:span text:style-name="T18">im</text:span><text:span text:style-name="T17"> Hauptspeicher abspeichern</text:span></text:p>
      <text:p text:style-name="P44"/>
      <text:p text:style-name="P39">4 Durchläufe</text:p>
      <text:p text:style-name="P39"/>
      <text:p text:style-name="P45">102400.00 MB transferred (12771.30 MB/sec)</text:p>
      <text:p text:style-name="P39"/>
      <text:p text:style-name="P40"><text:span text:style-name="T14">Ergebnis: </text:span><text:span text:style-name="T30">12771.30</text:span><text:span text:style-name="T14"> </text:span><text:span text:style-name="T19">MB/sec </text:span><text:span text:style-name="T20">im</text:span><text:span text:style-name="T19"> Hauptspeicher abspeichern</text:span></text:p>
      <text:p text:style-name="P39"/>
      <text:p text:style-name="P39">5 Durchläufe</text:p>
      <text:p text:style-name="P46"/>
      <text:p text:style-name="P45">102400.00 MB transferred (12820.53 MB/sec)</text:p>
      <text:p text:style-name="P39"/>
      <text:p text:style-name="P40"><text:span text:style-name="T14">Ergebnis:</text:span><text:span text:style-name="T24"> </text:span><text:span text:style-name="T30">12820.53</text:span><text:span text:style-name="T24"> </text:span><text:span text:style-name="T19">MB/sec </text:span><text:span text:style-name="T20">im</text:span><text:span text:style-name="T19"> Hauptspeicher abspeichern</text:span></text:p>
      <text:p text:style-name="P34"/>
      <text:p text:style-name="P26">Gesamt:</text:p>
      <text:p text:style-name="P26"/>
      <text:p text:style-name="P41"><text:span text:style-name="T21">Durchschnittlich</text:span><text:span text:style-name="T14">: <text:s/></text:span><text:span text:style-name="T30">12633.33</text:span><text:span text:style-name="T23"> </text:span><text:span text:style-name="T24"><text:s/></text:span><text:span text:style-name="T28">+ </text:span><text:span text:style-name="T24"><text:s/></text:span><text:span text:style-name="T30">12643.05</text:span><text:span text:style-name="T24"> </text:span><text:span text:style-name="T28">+ </text:span><text:span text:style-name="T14"><text:s/></text:span><text:span text:style-name="T30">12845.55</text:span><text:span text:style-name="T23"> </text:span><text:span text:style-name="T28"><text:s/>+ </text:span><text:span text:style-name="T30">12771.30</text:span><text:span text:style-name="T28"> + </text:span><text:span text:style-name="T30">12820.53</text:span><text:span text:style-name="T28"> / 5</text:span><text:span text:style-name="T14">= </text:span><text:span text:style-name="T38">12742.75</text:span><text:span text:style-name="T14"> </text:span><text:span text:style-name="T19">MB/sec </text:span><text:span text:style-name="T20">im</text:span><text:span text:style-name="T19"> Hauptspeicher abspeichern</text:span></text:p>
      <text:p text:style-name="P35"/>
      <text:p text:style-name="P14"/>
      <text:p text:style-name="P14">Resultat aller Container:</text:p>
      <text:p text:style-name="P14"/>
      <text:p text:style-name="P32">1. Firecracker Container<text:tab/><text:span text:style-name="T38">12742.75</text:span><text:span text:style-name="T40"> MB/sec im Hauptspeicher abspeichern</text:span> <text:s/></text:p>
      <text:p text:style-name="P32">2. <text:span text:style-name="T49">Kata </text:span>Container<text:tab/><text:tab/><text:span text:style-name="T38">11767.53</text:span><text:span text:style-name="T40"> MB/sec im Hauptspeicher abspeichern</text:span></text:p>
      <text:p text:style-name="P32">3. <text:span text:style-name="T49">Docker </text:span>Container<text:tab/><text:tab/><text:span text:style-name="T37">11078.4</text:span><text:span text:style-name="T38">9</text:span><text:span text:style-name="T40"> MB/sec im Hauptspeicher abspeichern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/>
      <text:p text:style-name="P5"><text:soft-page-break/>Interpretation der Ergebnisse </text:p>
      <text:p text:style-name="P15"/>
      <text:p text:style-name="P6">Interpretation Firecracker-Container</text:p>
      <text:p text:style-name="P29">Firecracker-Container<text:tab/><text:span text:style-name="T45">12742.75</text:span><text:span text:style-name="T40"> MB/sec im Hauptspeicher abspeichern</text:span> 100% </text:p>
      <text:p text:style-name="P29">Kata-Container<text:tab/><text:tab/><text:span text:style-name="T45">11767.53</text:span><text:span text:style-name="T40"> MB/sec im Hauptspeicher abspeichern <text:s/>92,35</text:span>% (100 / <text:span text:style-name="T49">12742.75</text:span>*<text:span text:style-name="T49">11767.53</text:span>)</text:p>
      <text:p text:style-name="P29">Docker-Container<text:tab/><text:span text:style-name="T42">11078.4</text:span><text:span text:style-name="T45">9</text:span><text:span text:style-name="T40"> MB/sec im Hauptspeicher abspeichern <text:s/>86,94</text:span>% (100 / <text:span text:style-name="T49">12742.75</text:span>*<text:span text:style-name="T49">11078.49</text:span>)</text:p>
      <text:p text:style-name="P28"/>
      <text:p text:style-name="P1"><text:span text:style-name="T1">Der </text:span>Firecracker-Container <text:span text:style-name="T49">speichert im Haupspeicher </text:span><text:span text:style-name="T4">7</text:span><text:span text:style-name="T2">.</text:span><text:span text:style-name="T5">65</text:span><text:span text:style-name="T2">% </text:span><text:span text:style-name="T4">M/s</text:span><text:span text:style-name="T2"> schneller</text:span> als <text:span text:style-name="T50">Kata</text:span>-Container und <text:span text:style-name="T2">1</text:span><text:span text:style-name="T5">3</text:span><text:span text:style-name="T2">,</text:span><text:span text:style-name="T5">06</text:span><text:span text:style-name="T2">% schneller</text:span> als <text:span text:style-name="T50">Docker</text:span>-Container.</text:p>
      <text:p text:style-name="P2"/>
      <text:p text:style-name="P6">Interpretation Docker-Container</text:p>
      <text:p text:style-name="P29">Docker-Container<text:tab/><text:span text:style-name="T42">11078.4</text:span><text:span text:style-name="T45">9</text:span><text:span text:style-name="T40"> MB/sec im Hauptspeicher abspeichern</text:span> 100% </text:p>
      <text:p text:style-name="P29"><text:span text:style-name="T47">Firecracker-</text:span>Container<text:tab/><text:span text:style-name="T45">12742.75</text:span><text:span text:style-name="T40"> MB/sec im Hauptspeicher abspeichern 115,02</text:span>% (100 / <text:span text:style-name="T49">11078.49</text:span>*<text:span text:style-name="T49">12742.75</text:span>)</text:p>
      <text:p text:style-name="P29">Kata-Container<text:tab/><text:tab/><text:span text:style-name="T45">1</text:span><text:span text:style-name="T46">1</text:span><text:span text:style-name="T45">767.53</text:span><text:span text:style-name="T40"> MB/sec im Hauptspeicher abspeichern <text:s/>106,22</text:span>% (100 / <text:span text:style-name="T50">11078.49</text:span>*<text:span text:style-name="T49">11767.53</text:span>)</text:p>
      <text:p text:style-name="P3"/>
      <text:p text:style-name="P24"><text:span text:style-name="T1">Der </text:span>Docker-Container <text:span text:style-name="T49">speichert im Haupspeicher </text:span><text:span text:style-name="T5">15</text:span><text:span text:style-name="T2">.</text:span><text:span text:style-name="T5">02</text:span><text:span text:style-name="T2">% </text:span><text:span text:style-name="T4">M/s</text:span><text:span text:style-name="T2"> </text:span><text:span text:style-name="T5">langsamer</text:span> als <text:span text:style-name="T50">Firecracker</text:span>-Container und <text:span text:style-name="T5">6</text:span><text:span text:style-name="T2">,</text:span><text:span text:style-name="T5">22</text:span><text:span text:style-name="T2">% </text:span><text:span text:style-name="T5">langsamer</text:span> als Kata-Container.</text:p>
      <text:p text:style-name="P2"/>
      <text:p text:style-name="P6">Interpretation <text:span text:style-name="T1">Kata</text:span>-Container</text:p>
      <text:p text:style-name="P29"><text:span text:style-name="T1">Kata-Container<text:tab/></text:span><text:tab/><text:span text:style-name="T45">11767.53</text:span><text:span text:style-name="T40"> MB/sec im Hauptspeicher abspeichern </text:span>100% </text:p>
      <text:p text:style-name="P29"><text:span text:style-name="T47">Firecracker-</text:span>Container<text:tab/><text:span text:style-name="T45">12742.75</text:span><text:span text:style-name="T40"> MB/sec im Hauptspeicher abspeichern 108,29</text:span>% (100 / <text:span text:style-name="T49">11767.53</text:span>*<text:span text:style-name="T49">12742.75</text:span>)</text:p>
      <text:p text:style-name="P29"><text:span text:style-name="T1">Docker-Container</text:span><text:tab/><text:span text:style-name="T42">11078.4</text:span><text:span text:style-name="T45">9</text:span><text:span text:style-name="T40"> MB/sec im Hauptspeicher abspeichern <text:s/>94,14</text:span>% (100 / <text:span text:style-name="T49">11767.53</text:span>*<text:span text:style-name="T49">11078.49</text:span>)</text:p>
      <text:p text:style-name="P3"/>
      <text:p text:style-name="P24"><text:span text:style-name="T1">Der Kata-</text:span>Container <text:span text:style-name="T49">speichert im Haupspeicher </text:span><text:span text:style-name="T5">8</text:span><text:span text:style-name="T2">.</text:span><text:span text:style-name="T5">29</text:span><text:span text:style-name="T2">% </text:span><text:span text:style-name="T4">M/s</text:span><text:span text:style-name="T2"> </text:span><text:span text:style-name="T5">langsamer</text:span> als <text:span text:style-name="T50">Firecracker</text:span>-Container und <text:span text:style-name="T5">5</text:span><text:span text:style-name="T2">,</text:span><text:span text:style-name="T5">86</text:span><text:span text:style-name="T2">% schneller</text:span> als <text:span text:style-name="T50">Docker</text:span>-Contain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21:42:52.588085217</meta:creation-date>
    <dc:date>2020-07-15T22:34:05.396091079</dc:date>
    <meta:editing-duration>PT26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77" meta:word-count="418" meta:character-count="3641" meta:non-whitespace-character-count="3265"/>
  </office:meta>
</office:document-meta>
</file>